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cc9900"/>
      <style:text-properties fo:color="#000000"/>
    </style:style>
    <style:style style:name="ce5" style:family="table-cell" style:parent-style-name="Default">
      <style:table-cell-properties fo:background-color="#cc3300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type="straight-line" draw:caption-escape-direction="auto" draw:caption-fit-line-length="true"/>
    </style:style>
    <style:style style:name="gr4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Zadanie</text:p>
          </table:table-cell>
          <table:table-cell office:value-type="string">
            <text:p>Wynik</text:p>
          </table:table-cell>
          <table:table-cell>
            <draw:frame table:end-cell-address="Arkusz1.D11" table:end-x="0.055cm" table:end-y="0.451cm" draw:z-index="0" draw:style-name="gr1" svg:width="2.258cm" svg:height="4.967cm" svg:x="0.055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float" office:value="21">
            <text:p>21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Arkusz1.M37" table:end-x="0.19cm" table:end-y="0.164cm" draw:z-index="1" draw:style-name="gr1" draw:text-style-name="P1" svg:width="15.997cm" svg:height="8.998cm" svg:x="0cm" svg:y="0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6"/>
        </table:table-row>
        <table:table-row table:style-name="ro2" table:number-rows-repeated="2">
          <table:table-cell table:number-columns-repeated="4"/>
          <table:table-cell table:style-name="ce6"/>
          <table:table-cell/>
        </table:table-row>
        <table:table-row table:style-name="ro2">
          <table:table-cell table:number-columns-repeated="4"/>
          <table:table-cell table:style-name="ce6"/>
          <table:table-cell/>
        </table:table-row>
      </table:table>
      <table:table table:name="z komentarzami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Zadanie</text:p>
          </table:table-cell>
          <table:table-cell office:value-type="string">
            <text:p>Wynik</text:p>
            <draw:frame table:end-cell-address="'z komentarzami'.C12" table:end-x="2.173cm" table:end-y="0.08cm" draw:z-index="0" draw:style-name="gr1" svg:width="2.258cm" svg:height="4.967cm" svg:x="2.173cm" svg:y="0.08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float" office:value="21">
            <text:p>21</text:p>
          </table:table-cell>
          <table:table-cell table:style-name="ce4"/>
          <table:table-cell table:number-columns-repeated="6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>
            <draw:frame table:end-cell-address="'z komentarzami'.N55" table:end-x="1.06cm" table:end-y="0.4cm" draw:z-index="3" draw:style-name="gr1" draw:text-style-name="P1" svg:width="28.157cm" svg:height="18.597cm" svg:x="0cm" svg:y="0.319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8">
          <table:table-cell table:number-columns-repeated="9"/>
        </table:table-row>
        <table:table-row table:style-name="ro1">
          <table:table-cell table:number-columns-repeated="8"/>
          <table:table-cell>
            <office:annotation office:display="true" draw:style-name="gr2" draw:text-style-name="P3" svg:width="2.899cm" svg:height="2.571cm" svg:x="20.227cm" svg:y="10.535cm" draw:caption-point-x="0.086cm" draw:caption-point-y="3.927cm">
              <dc:creator>ii</dc:creator>
              <dc:date>2018-11-15T00:00:00</dc:date>
              <text:p text:style-name="P2"><text:span text:style-name="T1">Trzeci sprint, dokończone zadania z drugiego i zrobiony z trzeciego</text:span></text:p>
            </office:annotation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4"/>
          <table:table-cell>
            <office:annotation office:display="true" draw:style-name="gr3" draw:text-style-name="P5" svg:width="2.899cm" svg:height="2.176cm" svg:x="6.872cm" svg:y="15.899cm" draw:caption-point-x="4.408cm" draw:caption-point-y="2.176cm">
              <dc:creator>ii</dc:creator>
              <dc:date>2018-11-15T00:00:00</dc:date>
              <text:p text:style-name="P4"><text:span text:style-name="T1">Pierwszy sprint, wszystkie zadania wykonane, jest przyrost</text:span></text:p>
            </office:annotation>
          </table:table-cell>
          <table:table-cell table:number-columns-repeated="4"/>
        </table:table-row>
        <table:table-row table:style-name="ro1">
          <table:table-cell table:number-columns-repeated="6"/>
          <table:table-cell>
            <office:annotation draw:style-name="gr4" draw:text-style-name="P3" svg:width="2.899cm" svg:height="2.176cm" svg:x="16.406cm" svg:y="17.016cm" draw:caption-point-x="-0.61cm" draw:caption-point-y="1.511cm">
              <dc:creator>ii</dc:creator>
              <dc:date>2018-11-15T00:00:00</dc:date>
              <text:p text:style-name="P3"><text:span text:style-name="T1">Drugi sprint, nie wszystkie zadania wykonane, nie ma przyrostu</text:span></text:p>
            </office:annotation>
          </table:table-cell>
          <table:table-cell table:number-columns-repeated="2"/>
        </table:table-row>
        <table:table-row table:style-name="ro1">
          <table:table-cell table:number-columns-repeated="6"/>
          <table:table-cell>
            <office:annotation office:display="true" draw:style-name="gr4" draw:text-style-name="P3" svg:width="2.899cm" svg:height="2.176cm" svg:x="16.406cm" svg:y="17.469cm" draw:caption-point-x="-0.61cm" draw:caption-point-y="1.509cm">
              <dc:creator>ii</dc:creator>
              <dc:date>2018-11-15T00:00:00</dc:date>
              <text:p text:style-name="P2"><text:span text:style-name="T1">Drugi sprint, nie wszystkie zadania wykonane , nie ma przyrostu</text:span></text:p>
            </office:annotation>
          </table:table-cell>
          <table:table-cell table:number-columns-repeated="2"/>
        </table:table-row>
      </table:table>
      <table:table table:name="przerobiony" table:style-name="ta1" table:print="false">
        <table:table-column table:style-name="co1" table:default-cell-style-name="Default"/>
        <table:table-row table:style-name="ro1" table:number-rows-repeated="12">
          <table:table-cell/>
        </table:table-row>
        <table:table-row table:style-name="ro1">
          <table:table-cell>
            <draw:frame table:end-cell-address="przerobiony.H32" table:end-x="0.191cm" table:end-y="0.417cm" draw:z-index="0" draw:style-name="gr1" draw:text-style-name="P1" svg:width="15.997cm" svg:height="8.998cm" svg:x="0cm" svg:y="0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1:32:4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Jack</meta:initial-creator>
    <meta:creation-date>2018-11-14T18:39:36.79</meta:creation-date>
    <meta:generator>OpenOffice/4.1.5$Win32 OpenOffice.org_project/415m1$Build-9789</meta:generator>
    <dc:date>2018-11-15T01:32:44.77</dc:date>
    <dc:creator>i i</dc:creator>
    <meta:editing-duration>PT1H10M19S</meta:editing-duration>
    <meta:editing-cycles>11</meta:editing-cycles>
    <meta:document-statistic meta:table-count="3" meta:cell-count="4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Poker</text:p>
          </table:table-cell>
        </table:table-row>
        <table:table-row table:style-name="ro1">
          <table:table-cell/>
          <table:table-cell table:style-name="ce1" office:value-type="float" office:value="1122">
            <text:p>11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office:value-type="float" office:value="2221">
            <text:p>2221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3335">
            <text:p>3335</text:p>
          </table:table-cell>
        </table:table-row>
        <table:table-row table:style-name="ro1">
          <table:table-cell/>
          <table:table-cell office:value-type="float" office:value="55813">
            <text:p>55813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1:26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Poker</text:p>
          </table:table-cell>
        </table:table-row>
        <table:table-row table:style-name="ro1">
          <table:table-cell/>
          <table:table-cell table:style-name="ce1" office:value-type="float" office:value="1122">
            <text:p>11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office:value-type="float" office:value="2221">
            <text:p>2221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3335">
            <text:p>3335</text:p>
          </table:table-cell>
        </table:table-row>
        <table:table-row table:style-name="ro1">
          <table:table-cell/>
          <table:table-cell office:value-type="float" office:value="55813">
            <text:p>55813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1:26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8036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scale-text="true" chart:display-label="true" chart:logarithmic="false" chart:minimum="0" chart:maximum="40" chart:origin="0" chart:interval-major="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scale-text="true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scale-text="true" chart:link-data-style-to-source="false" chart:data-label-number="value" chart:data-label-text="false" chart:data-label-symbol="false" chart:label-position="botto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302cm" svg:y="0.315cm" chart:style-name="ch2">
          <text:p>Wykres Burn Up</text:p>
        </chart:title>
        <chart:legend chart:legend-position="bottom" svg:x="6.018cm" svg:y="8.19cm" style:legend-expansion="wide" chart:style-name="ch3"/>
        <chart:plot-area chart:style-name="ch4" chart:data-source-has-labels="both" svg:x="1.263cm" svg:y="2.226cm" svg:width="14.001cm" svg:height="5.37cm">
          <chartooo:coordinate-region svg:x="1.884cm" svg:y="2.438cm" svg:width="13.38cm" svg:height="4.485cm"/>
          <chart:axis chart:dimension="x" chart:name="primary-x" chart:style-name="ch5" chartooo:axis-type="text">
            <chart:title svg:x="7.253cm" svg:y="7.776cm" chart:style-name="ch6">
              <text:p>sprint dniowy</text:p>
            </chart:title>
            <chart:categories table:cell-range-address="local-table.$A$2:.$A$7"/>
          </chart:axis>
          <chart:axis chart:dimension="y" chart:name="primary-y" chart:style-name="ch7">
            <chart:title svg:x="0.357cm" svg:y="5.524cm" chart:style-name="ch8">
              <text:p>przyrost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</text:p>
              </table:table-cell>
              <table:table-cell office:value-type="string">
                <text:p>przyrost</text:p>
              </table:table-cell>
            </table:table-row>
          </table:table-header-rows>
          <table:table-rows>
            <table:table-row>
              <table:table-cell office:value-type="string">
                <text:p>P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zw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8036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scale-text="true" chart:display-label="true" chart:logarithmic="false" chart:minimum="0" chart:maximum="40" chart:origin="0" chart:interval-major="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scale-text="true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scale-text="true" chart:link-data-style-to-source="false" chart:data-label-number="value" chart:data-label-text="false" chart:data-label-symbol="false" chart:label-position="botto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302cm" svg:y="0.315cm" chart:style-name="ch2">
          <text:p>Wykres Burn Up</text:p>
        </chart:title>
        <chart:legend chart:legend-position="bottom" svg:x="6.018cm" svg:y="8.19cm" style:legend-expansion="wide" chart:style-name="ch3"/>
        <chart:plot-area chart:style-name="ch4" chart:data-source-has-labels="both" svg:x="1.263cm" svg:y="2.226cm" svg:width="14.001cm" svg:height="5.37cm">
          <chartooo:coordinate-region svg:x="1.884cm" svg:y="2.438cm" svg:width="13.38cm" svg:height="4.485cm"/>
          <chart:axis chart:dimension="x" chart:name="primary-x" chart:style-name="ch5" chartooo:axis-type="text">
            <chart:title svg:x="7.253cm" svg:y="7.776cm" chart:style-name="ch6">
              <text:p>sprint dniowy</text:p>
            </chart:title>
            <chart:categories table:cell-range-address="local-table.$A$2:.$A$7"/>
          </chart:axis>
          <chart:axis chart:dimension="y" chart:name="primary-y" chart:style-name="ch7">
            <chart:title svg:x="0.357cm" svg:y="5.524cm" chart:style-name="ch8">
              <text:p>przyrost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</text:p>
              </table:table-cell>
              <table:table-cell office:value-type="string">
                <text:p>przyrost</text:p>
              </table:table-cell>
            </table:table-row>
          </table:table-header-rows>
          <table:table-rows>
            <table:table-row>
              <table:table-cell office:value-type="string">
                <text:p>P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zw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chart:scale-text="true"/>
      <style:text-properties fo:font-size="22.8812351226807pt" style:font-size-asian="22.8812351226807pt" style:font-size-complex="22.8812351226807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7.6009502410889pt" style:font-size-asian="17.6009502410889pt" style:font-size-complex="17.6009502410889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8036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7.6009502410889pt" style:font-size-asian="17.6009502410889pt" style:font-size-complex="17.6009502410889pt"/>
    </style:style>
    <style:style style:name="ch6" style:family="chart">
      <style:chart-properties chart:auto-position="true" chart:scale-text="true" style:rotation-angle="0"/>
      <style:text-properties fo:font-size="15.8408546447754pt" style:font-size-asian="15.8408546447754pt" style:font-size-complex="15.8408546447754pt"/>
    </style:style>
    <style:style style:name="ch7" style:family="chart" style:data-style-name="N0">
      <style:chart-properties chart:scale-text="true" chart:display-label="true" chart:logarithmic="false" chart:minimum="0" chart:maximum="40" chart:origin="0" chart:interval-major="8" chart:reverse-direction="false" text:line-break="false" chart:link-data-style-to-source="false" chart:axis-position="0"/>
      <style:graphic-properties svg:stroke-color="#b3b3b3"/>
      <style:text-properties fo:font-size="17.6009502410889pt" style:font-size-asian="17.6009502410889pt" style:font-size-complex="17.6009502410889pt"/>
    </style:style>
    <style:style style:name="ch8" style:family="chart">
      <style:chart-properties chart:auto-position="true" chart:scale-text="true" style:rotation-angle="90"/>
      <style:text-properties fo:font-size="15.8408546447754pt" style:font-size-asian="15.8408546447754pt" style:font-size-complex="15.8408546447754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scale-text="true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8pt" style:font-size-asian="17.6000003814697pt" style:font-size-complex="17.6000003814697pt"/>
    </style:style>
    <style:style style:name="ch11" style:family="chart">
      <style:chart-properties chart:solid-type="cuboid" chart:symbol-type="named-symbol" chart:symbol-name="square" chart:symbol-width="0.25cm" chart:symbol-height="0.25cm" chart:data-label-number="none" chart:data-label-text="false" chart:data-label-symbol="false"/>
    </style:style>
    <style:style style:name="ch12" style:family="chart" style:data-style-name="N0">
      <style:chart-properties chart:symbol-type="named-symbol" chart:symbol-name="diamond" chart:symbol-width="0.25cm" chart:symbol-height="0.25cm" chart:scale-text="true" chart:link-data-style-to-source="false" chart:data-label-number="value" chart:data-label-text="false" chart:data-label-symbol="false" chart:label-position="bottom"/>
      <style:graphic-properties svg:stroke-width="0.08cm" svg:stroke-color="#ff420e" draw:fill-color="#ff420e" dr3d:edge-rounding="5%"/>
      <style:text-properties fo:font-size="17.6009502410889pt" style:font-size-asian="17.6009502410889pt" style:font-size-complex="17.6009502410889pt"/>
    </style:style>
    <style:style style:name="ch13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158cm" svg:height="18.598cm" xlink:href="." xlink:type="simple" chart:class="chart:line" chart:style-name="ch1">
        <chart:title svg:x="10.957cm" svg:y="0.506cm" chart:style-name="ch2">
          <text:p>Wykres Burn Up</text:p>
        </chart:title>
        <chart:legend chart:legend-position="bottom" svg:x="11.277cm" svg:y="17.476cm" style:legend-expansion="wide" chart:style-name="ch3"/>
        <chart:plot-area chart:style-name="ch4" chart:data-source-has-labels="both" svg:x="2.377cm" svg:y="4.693cm" svg:width="24.489cm" svg:height="10.552cm">
          <chartooo:coordinate-region svg:x="3.316cm" svg:y="5.038cm" svg:width="23.55cm" svg:height="9.269cm"/>
          <chart:axis chart:dimension="x" chart:name="primary-x" chart:style-name="ch5" chartooo:axis-type="text">
            <chart:title svg:x="12.906cm" svg:y="15.617cm" chart:style-name="ch6">
              <text:p>sprint dniowy</text:p>
            </chart:title>
            <chart:categories table:cell-range-address="local-table.$A$2:.$A$7"/>
          </chart:axis>
          <chart:axis chart:dimension="y" chart:name="primary-y" chart:style-name="ch7">
            <chart:title svg:x="0.843cm" svg:y="11.049cm" chart:style-name="ch8">
              <text:p>przyrost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style-name="ch11"/>
            <chart:data-point chart:repeated="5"/>
          </chart:series>
          <chart:series chart:style-name="ch12" chart:values-cell-range-address="local-table.$C$2:.$C$7" chart:label-cell-address="local-table.$C$1" chart:class="chart:line">
            <chart:data-point chart:style-name="ch13" chart:repeated="2"/>
            <chart:data-point/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</text:p>
              </table:table-cell>
              <table:table-cell office:value-type="string">
                <text:p>przyrost</text:p>
              </table:table-cell>
            </table:table-row>
          </table:table-header-rows>
          <table:table-rows>
            <table:table-row>
              <table:table-cell office:value-type="string">
                <text:p>P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zw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